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itle" style:master-page-name="Standard">
      <style:paragraph-properties fo:text-align="center" style:justify-single-word="false" style:page-number="auto"/>
    </style:style>
    <style:style style:name="P2" style:family="paragraph" style:parent-style-name="List_20_Paragraph" style:list-style-name="WWNum1"/>
    <style:style style:name="P3" style:family="paragraph" style:parent-style-name="List_20_Paragraph" style:list-style-name="WWNum2"/>
    <style:style style:name="T1" style:family="text">
      <style:text-properties fo:color="#ff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D/TP : maillages</text:p>
      <text:h text:style-name="Heading_20_1" text:outline-level="1">Exercice 1 : </text:h>
      <text:list xml:id="list432727305927491897" text:style-name="WWNum1">
        <text:list-item>
          <text:p text:style-name="P2"><text:bookmark-start text:name="_GoBack"/>Lire un fichier .OFF et afficher le maillage.</text:p>
        </text:list-item>
      </text:list>
      <text:p text:style-name="List_20_Paragraph">Fichier OFF : </text:p>
      <text:list xml:id="list4230870446187630015" text:style-name="WWNum2">
        <text:list-item>
          <text:p text:style-name="P3">entête  OFF | Nombre de sommets | Nombre de triangles | Nombre d’arêtes (=0 en générale),</text:p>
        </text:list-item>
        <text:list-item>
          <text:p text:style-name="P3">listes des coordonnées des sommets,</text:p>
        </text:list-item>
        <text:list-item>
          <text:p text:style-name="P3">listes des indices des sommets de chaque triangle. </text:p>
        </text:list-item>
      </text:list>
      <text:h text:style-name="Heading_20_1" text:outline-level="1"><text:bookmark-end text:name="_GoBack"/>Exercice 2 : </text:h>
      <text:list xml:id="list110119411276494" text:continue-list="list432727305927491897" text:style-name="WWNum1">
        <text:list-item>
          <text:p text:style-name="P2">Calculer les bons « plans clipping » et une position pour la caméra permettant de voir le maillage de manière optimale (centrer et zoomer).</text:p>
        </text:list-item>
        <text:list-item>
          <text:p text:style-name="P2"><text:span text:style-name="T1">Exercice à présenter avant le 31/03/14 pour correction et notation.</text:span></text:p>
        </text:list-item>
      </text:list>
      <text:h text:style-name="Heading_20_1" text:outline-level="1">Exercice  3:</text:h>
      <text:list xml:id="list110119660432295" text:continue-numbering="true" text:style-name="WWNum1">
        <text:list-item>
          <text:p text:style-name="P2">Calculer les normales de chaque sommet.</text:p>
        </text:list-item>
        <text:list-item>
          <text:p text:style-name="P2">Eclairer la scène.</text:p>
        </text:list-item>
        <text:list-item>
          <text:p text:style-name="P2">Afficher d’une couleur différente les « front faces » et les « back faces ». Pour vérifier la coloration des faces, les derniers 10% des triangles des maillages ne doivent plus être affichés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50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DejaVu Sans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50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true" style:font-name-asian="DejaVu Sans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Title" style:family="paragraph" style:parent-style-name="Standard" style:default-outline-level="" style:class="chapter">
      <style:paragraph-properties fo:margin-top="0cm" fo:margin-bottom="0.529cm" style:contextual-spacing="true" fo:line-height="100%" fo:text-align="start" style:justify-single-word="false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style:letter-kerning="true" style:font-size-asian="26pt" style:font-name-complex="F" style:font-family-generic-complex="system" style:font-pitch-complex="variable" style:font-size-complex="26pt"/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Titre_20_Car" style:display-name="Titre C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style:letter-kerning="true" style:font-size-asian="26pt" style:font-name-complex="F" style:font-family-generic-complex="system" style:font-pitch-complex="variable" style:font-size-complex="26pt"/>
    </style:style>
    <style:style style:name="Titre_20_1_20_Car" style:display-name="Titre 1 C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Calibri1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" text:bullet-char="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1.249cm" fo:margin-left="2.499cm" fo:margin-right="2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footer>
        <text:p text:style-name="Footer">10/03/2014<text:tab/>roseline.beniere@c4w.com<text:tab/>1/1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seline</meta:initial-creator>
    <dc:creator>Roseline</dc:creator>
    <meta:editing-cycles>30</meta:editing-cycles>
    <meta:creation-date>2013-02-02T17:36:00</meta:creation-date>
    <dc:date>2014-03-07T17:16:00</dc:date>
    <meta:editing-duration>PT47S</meta:editing-duration>
    <meta:generator>LibreOffice/4.1.3.2$Linux_x86 LibreOffice_project/410m0$Build-2</meta:generator>
    <meta:document-statistic meta:table-count="0" meta:image-count="0" meta:object-count="0" meta:page-count="1" meta:paragraph-count="15" meta:word-count="140" meta:character-count="793" meta:non-whitespace-character-count="67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